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bf0041"/>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8.86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6">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4.91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03">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6: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7">00/00/0000</text:date>, <text:time style:data-style-name="N2" text:time-value="11:04:22.5376331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27T15:19:49.654245233</dc:date>
    <meta:editing-duration>P102DT8H51M35S</meta:editing-duration>
    <meta:editing-cycles>4518</meta:editing-cycles>
    <meta:generator>LibreOffice/6.4.7.2$Linux_X86_64 LibreOffice_project/40$Build-2</meta:generator>
    <meta:document-statistic meta:table-count="3" meta:cell-count="710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